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13.959cm" svg:y="1.116cm">
            <draw:object draw:notify-on-update-of-ranges="Tabelle1.B2:Tabelle1.B2 Tabelle1.B3:Tabelle1.B6 Tabelle1.C2:Tabelle1.C2 Tabelle1.C3:Tabelle1.C6 Tabelle1.C13:Tabelle1.C15 Tabelle1.B13:Tabelle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Raw</text:p>
          </table:table-cell>
        </table:table-row>
        <table:table-row table:style-name="ro1">
          <table:table-cell/>
          <table:table-cell office:value-type="float" office:value="4143" calcext:value-type="float">
            <text:p>41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3462" calcext:value-type="float">
            <text:p>346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3980" calcext:value-type="float">
            <text:p>3980</text:p>
          </table:table-cell>
          <table:table-cell office:value-type="float" office:value="280" calcext:value-type="float">
            <text:p>28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formula="of:=[.B4]-[.C4]*[.C11]" office:value-type="float" office:value="138.72" calcext:value-type="float">
            <text:p>138,72</text:p>
          </table:table-cell>
          <table:table-cell table:formula="of:=([.B3]-[.B4])/([.C3]-[.C4])" office:value-type="float" office:value="13.62" calcext:value-type="float">
            <text:p>13,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$B$11]+[.C13]*[.$C$11]" office:value-type="float" office:value="138.72" calcext:value-type="float">
            <text:p>138,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1]+[.C14]*[.$C$11]" office:value-type="float" office:value="4224.72" calcext:value-type="float">
            <text:p>4224,7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$B$11]+[.C15]*[.$C$11]" office:value-type="float" office:value="3543.72" calcext:value-type="float">
            <text:p>3543,72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2:49:30.868437608</meta:creation-date>
    <dc:date>2025-01-23T20:06:52.022546277</dc:date>
    <meta:editing-duration>PT36M30S</meta:editing-duration>
    <meta:editing-cycles>1</meta:editing-cycles>
    <meta:document-statistic meta:table-count="1" meta:cell-count="2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Tabelle1.B2:Tabelle1.C6 Tabelle1.C13:Tabelle1.C15" chart:data-source-has-labels="row" svg:x="0.291cm" svg:y="0.18cm" svg:width="13.353cm" svg:height="8.643cm">
          <chart:coordinate-region svg:x="1.098cm" svg:y="0.379cm" svg:width="12.174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6" chart:label-cell-address="Tabelle1.C2:Tabelle1.C2" chart:class="chart:scatter">
            <chart:domain table:cell-range-address="Tabelle1.B3:Tabelle1.B6"/>
            <chart:data-point chart:repeated="4"/>
          </chart:series>
          <chart:series chart:style-name="ch7" chart:values-cell-range-address="Tabelle1.C13:Tabelle1.C15" loext:label-string="berechnet" chart:class="chart:scatter">
            <chart:domain table:cell-range-address="Tabelle1.B13:Tabelle1.B15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Raw</text:p>
                <draw:g>
                  <svg:desc>Tabelle1.C2:Tabelle1.C2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berechn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43">
                <text:p>4143</text:p>
                <draw:g>
                  <svg:desc>Tabelle1.B3:Tabelle1.B6</svg:desc>
                </draw:g>
              </table:table-cell>
              <table:table-cell office:value-type="float" office:value="294">
                <text:p>294</text:p>
                <draw:g>
                  <svg:desc>Tabelle1.C3:Tabelle1.C6</svg:desc>
                </draw:g>
              </table:table-cell>
              <table:table-cell office:value-type="float" office:value="138.72">
                <text:p>138.72</text:p>
                <draw:g>
                  <svg:desc>Tabelle1.B13:Tabelle1.B15</svg:desc>
                </draw:g>
              </table:table-cell>
              <table:table-cell office:value-type="float" office:value="0">
                <text:p>0</text:p>
                <draw:g>
                  <svg:desc>Tabelle1.C13:Tabelle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2">
                <text:p>3462</text:p>
              </table:table-cell>
              <table:table-cell office:value-type="float" office:value="244">
                <text:p>244</text:p>
              </table:table-cell>
              <table:table-cell office:value-type="float" office:value="4224.72">
                <text:p>4224.7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84">
                <text:p>3784</text:p>
              </table:table-cell>
              <table:table-cell office:value-type="float" office:value="266">
                <text:p>266</text:p>
              </table:table-cell>
              <table:table-cell office:value-type="float" office:value="3543.72">
                <text:p>3543.7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0">
                <text:p>39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